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IRANSans" svg:font-family="IRAN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IRANSans" officeooo:rsid="0018f112" officeooo:paragraph-rsid="0018f112" style:font-name-complex="IRANSans"/>
    </style:style>
    <style:style style:name="P2" style:family="paragraph" style:parent-style-name="Standard">
      <style:paragraph-properties fo:text-align="end" style:justify-single-word="false"/>
      <style:text-properties style:font-name="IRANSans" officeooo:rsid="001bad8d" officeooo:paragraph-rsid="001bad8d" style:font-name-complex="IRANSans"/>
    </style:style>
    <style:style style:name="P3" style:family="paragraph" style:parent-style-name="Standard">
      <style:paragraph-properties fo:text-align="end" style:justify-single-word="false"/>
      <style:text-properties style:font-name="IRANSans" officeooo:rsid="001cd191" officeooo:paragraph-rsid="001cd191" style:font-name-complex="IRANSans"/>
    </style:style>
    <style:style style:name="P4" style:family="paragraph" style:parent-style-name="Standard">
      <style:paragraph-properties fo:text-align="end" style:justify-single-word="false"/>
      <style:text-properties style:font-name="IRANSans" officeooo:rsid="001cdb9e" officeooo:paragraph-rsid="001cdb9e" style:font-name-complex="IRANSans"/>
    </style:style>
    <style:style style:name="P5" style:family="paragraph" style:parent-style-name="Standard">
      <style:paragraph-properties fo:text-align="end" style:justify-single-word="false"/>
      <style:text-properties style:font-name="IRANSans" officeooo:rsid="001dab0f" officeooo:paragraph-rsid="001dab0f" style:font-name-complex="IRANSans"/>
    </style:style>
    <style:style style:name="P6" style:family="paragraph" style:parent-style-name="Standard">
      <style:paragraph-properties fo:text-align="end" style:justify-single-word="false"/>
      <style:text-properties style:font-name="IRANSans" officeooo:rsid="001dd945" officeooo:paragraph-rsid="001dd945" style:font-name-complex="IRANSans"/>
    </style:style>
    <style:style style:name="P7" style:family="paragraph" style:parent-style-name="Standard">
      <style:paragraph-properties fo:text-align="end" style:justify-single-word="false"/>
      <style:text-properties style:font-name="IRANSans" officeooo:rsid="001eb8fb" officeooo:paragraph-rsid="001eb8fb" style:font-name-complex="IRANSans"/>
    </style:style>
    <style:style style:name="P8" style:family="paragraph" style:parent-style-name="Standard">
      <style:paragraph-properties fo:text-align="end" style:justify-single-word="false"/>
      <style:text-properties style:font-name="IRANSans" officeooo:rsid="001f8f66" officeooo:paragraph-rsid="001f8f66" style:font-name-complex="IRANSans"/>
    </style:style>
    <style:style style:name="P9" style:family="paragraph" style:parent-style-name="Standard">
      <style:paragraph-properties fo:text-align="end" style:justify-single-word="false"/>
      <style:text-properties style:font-name="IRANSans" officeooo:rsid="00211f0e" officeooo:paragraph-rsid="00211f0e" style:font-name-complex="IRANSans"/>
    </style:style>
    <style:style style:name="P10" style:family="paragraph" style:parent-style-name="Standard">
      <style:paragraph-properties fo:text-align="end" style:justify-single-word="false"/>
      <style:text-properties style:font-name="IRANSans" officeooo:rsid="00227a19" officeooo:paragraph-rsid="00227a19" style:font-name-complex="IRANSans"/>
    </style:style>
    <style:style style:name="P11" style:family="paragraph" style:parent-style-name="Standard">
      <style:paragraph-properties fo:text-align="end" style:justify-single-word="false"/>
      <style:text-properties style:font-name="IRANSans" officeooo:rsid="00232b77" officeooo:paragraph-rsid="00232b77" style:font-name-complex="IRANSans"/>
    </style:style>
    <style:style style:name="P12" style:family="paragraph" style:parent-style-name="Standard">
      <style:paragraph-properties fo:text-align="end" style:justify-single-word="false"/>
      <style:text-properties style:font-name="IRANSans" officeooo:rsid="0025b539" officeooo:paragraph-rsid="0025b539" style:font-name-complex="IRANSans"/>
    </style:style>
    <style:style style:name="P13" style:family="paragraph" style:parent-style-name="Standard">
      <style:paragraph-properties fo:text-align="end" style:justify-single-word="false" fo:background-color="#aecf00">
        <style:background-image/>
      </style:paragraph-properties>
      <style:text-properties style:font-name="IRANSans" officeooo:rsid="001e1219" officeooo:paragraph-rsid="001e1219" style:font-name-complex="IRANSans"/>
    </style:style>
    <style:style style:name="P14" style:family="paragraph" style:parent-style-name="Standard">
      <style:paragraph-properties fo:text-align="end" style:justify-single-word="false"/>
      <style:text-properties style:font-name="IRANSans" officeooo:rsid="00211f0e" officeooo:paragraph-rsid="00211f0e" style:font-name-complex="IRANSans"/>
    </style:style>
    <style:style style:name="P15" style:family="paragraph" style:parent-style-name="Standard">
      <style:paragraph-properties fo:text-align="end" style:justify-single-word="false"/>
      <style:text-properties style:font-name="IRANSans" officeooo:rsid="0025c2c9" officeooo:paragraph-rsid="0025c2c9" style:font-name-complex="IRANSans"/>
    </style:style>
    <style:style style:name="T1" style:family="text">
      <style:text-properties officeooo:rsid="00244a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تغییر نام فیلد نوع به پسوند در جدول ضمیمه ها</text:p>
      <text:p text:style-name="P1">تغییر نام فیلد مدل به نوع در جدول ضمیمه ها</text:p>
      <text:p text:style-name="P2">حذف منحصر بفرد بودن نام فایل در جدول ضمیمه ها</text:p>
      <text:p text:style-name="P2">حذف منحصر بفرد بودن ترکیب نام و پسوند در جدول ضمیمه ها</text:p>
      <text:p text:style-name="P3">تغییر سایز فیلد پسوند فایل از ۱۰ به ۲۵۵ کاراکتر در جدول ضمیمه ها</text:p>
      <text:p text:style-name="P4">حذف فیلد نام از جدول فایل‌ها و استفاده از آی دی به جای نام</text:p>
      <text:p text:style-name="P5">حذف مقدار تعریف اولیه از فیلد وضعیت در جدول فایل‌ها</text:p>
      <text:p text:style-name="P7">افزودن فیلد وضعیت به جدول فایل‌های ضمیمه</text:p>
      <text:p text:style-name="P8">افزودن مقدار موقتی به فیلد وضعیت در جدول فایل‌ها</text:p>
      <text:p text:style-name="P9">افزودن شماره حسن و مهدی به دیتابیس برای جلوگیری از ثبت نام هر باره</text:p>
      <text:p text:style-name="P15">افزودن مقدار جدید درحال انجام به فیلد وضعیت در جدول ضمیمه ها</text:p>
      <text:p text:style-name="P9"/>
      <text:p text:style-name="P6"/>
      <text:p text:style-name="P6"/>
      <text:p text:style-name="P6"/>
      <text:p text:style-name="P6"/>
      <text:p text:style-name="P13">در ویندوز تصحیح شود</text:p>
      <text:p text:style-name="P6">تغییر نوع فیلد آی دی در جدول فایل‌ها و جداول وابسته از عدد به عدد بزرگ</text:p>
      <text:p text:style-name="P10">افزودن جدول جزئیات سطوح دسترسی</text:p>
      <text:p text:style-name="P11">تغییر نوع فیلد آی دی در جدول کاربران و جداول وابسته از عدد <text:span text:style-name="T1">کوچک</text:span> به عدد</text:p>
      <text:p text:style-name="P12">ایجاد ارتباط بین جدول کاربران و جدول بخش‌های فایل ها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IRANSans" svg:font-family="IRAN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7:48:28.918513918</meta:creation-date>
    <meta:generator>LibreOffice/4.2.7.2$Linux_X86_64 LibreOffice_project/420m0$Build-2</meta:generator>
    <dc:date>2015-02-26T01:00:07.631481834</dc:date>
    <meta:editing-duration>PT41M38S</meta:editing-duration>
    <meta:editing-cycles>20</meta:editing-cycles>
    <meta:document-statistic meta:table-count="0" meta:image-count="0" meta:object-count="0" meta:page-count="1" meta:paragraph-count="16" meta:word-count="173" meta:character-count="807" meta:non-whitespace-character-count="650"/>
  </office:meta>
</office:document-meta>
</file>